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MathJax_Fraktur" svg:font-family="MathJax_Fraktur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8.734cm" fo:margin-left="-1.476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3.999cm"/>
    </style:style>
    <style:style style:name="Table1.C" style:family="table-column">
      <style:table-column-properties style:column-width="3.692cm"/>
    </style:style>
    <style:style style:name="Table1.D" style:family="table-column">
      <style:table-column-properties style:column-width="4.337cm"/>
    </style:style>
    <style:style style:name="Table1.F" style:family="table-column">
      <style:table-column-properties style:column-width="3.909cm"/>
    </style:style>
    <style:style style:name="Table1.H" style:family="table-column">
      <style:table-column-properties style:column-width="3.9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704bc" officeooo:paragraph-rsid="001704bc"/>
    </style:style>
    <style:style style:name="P2" style:family="paragraph" style:parent-style-name="Standard">
      <style:text-properties officeooo:paragraph-rsid="001a1fd3"/>
    </style:style>
    <style:style style:name="P3" style:family="paragraph" style:parent-style-name="Standard">
      <style:text-properties officeooo:paragraph-rsid="001b514d"/>
    </style:style>
    <style:style style:name="P4" style:family="paragraph" style:parent-style-name="Standard">
      <style:text-properties fo:color="#ff0000" officeooo:paragraph-rsid="001a1fd3"/>
    </style:style>
    <style:style style:name="P5" style:family="paragraph" style:parent-style-name="Table_20_Contents">
      <style:text-properties style:font-name="Arial" fo:font-size="11pt" officeooo:rsid="001704bc" officeooo:paragraph-rsid="001704bc" style:font-size-asian="11pt" style:font-size-complex="11pt"/>
    </style:style>
    <style:style style:name="P6" style:family="paragraph" style:parent-style-name="Table_20_Contents">
      <style:text-properties fo:color="#ff0000" style:font-name="Arial" fo:font-size="11pt" officeooo:rsid="001704bc" officeooo:paragraph-rsid="001704bc" style:font-size-asian="11pt" style:font-size-complex="11pt"/>
    </style:style>
    <style:style style:name="P7" style:family="paragraph" style:parent-style-name="Table_20_Contents">
      <style:text-properties fo:color="#ff0000" style:font-name="Arial" fo:font-size="11pt" officeooo:rsid="0018a14a" officeooo:paragraph-rsid="0018a14a" style:font-size-asian="11pt" style:font-size-complex="11pt"/>
    </style:style>
    <style:style style:name="P8" style:family="paragraph" style:parent-style-name="Table_20_Contents">
      <style:text-properties fo:color="#000000" style:font-name="Arial" fo:font-size="11pt" officeooo:rsid="0018a14a" officeooo:paragraph-rsid="0018a14a" style:font-size-asian="11pt" style:font-size-complex="11pt"/>
    </style:style>
    <style:style style:name="P9" style:family="paragraph" style:parent-style-name="Table_20_Contents">
      <style:text-properties fo:color="#000000" style:font-name="Arial" fo:font-size="11pt" officeooo:rsid="0018a14a" officeooo:paragraph-rsid="001a1fd3" style:font-size-asian="11pt" style:font-size-complex="11pt"/>
    </style:style>
    <style:style style:name="P10" style:family="paragraph" style:parent-style-name="Table_20_Contents">
      <style:text-properties officeooo:paragraph-rsid="001a1fd3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1pt" officeooo:rsid="0018a14a" style:font-size-asian="11pt" style:font-size-complex="11pt"/>
    </style:style>
    <style:style style:name="T3" style:family="text">
      <style:text-properties fo:color="#000000" style:font-name="Arial" fo:font-size="11pt" officeooo:rsid="001a1fd3" style:font-size-asian="11pt" style:font-size-complex="11pt"/>
    </style:style>
    <style:style style:name="T4" style:family="text">
      <style:text-properties style:font-name="Arial"/>
    </style:style>
    <style:style style:name="T5" style:family="text">
      <style:text-properties style:font-name="Arial" fo:font-size="18pt" style:font-size-asian="18pt" style:font-size-complex="18pt"/>
    </style:style>
    <style:style style:name="T6" style:family="text">
      <style:text-properties style:font-name="Arial" fo:font-size="18pt" officeooo:rsid="001704bc" style:font-size-asian="18pt" style:font-size-complex="18pt"/>
    </style:style>
    <style:style style:name="T7" style:family="text">
      <style:text-properties style:font-name="Arial" fo:font-size="26pt" officeooo:rsid="001704bc" style:font-size-asian="26pt" style:font-size-complex="26pt"/>
    </style:style>
    <style:style style:name="T8" style:family="text">
      <style:text-properties fo:color="#ff0000"/>
    </style:style>
    <style:style style:name="T9" style:family="text">
      <style:text-properties fo:color="#ff0000" style:font-name="Arial" fo:font-size="11pt" officeooo:rsid="001704bc" style:font-size-asian="11pt" style:font-size-complex="11pt"/>
    </style:style>
    <style:style style:name="T10" style:family="text">
      <style:text-properties fo:color="#ff0000" style:font-name="Arial" fo:font-size="11pt" officeooo:rsid="0018a14a" style:font-size-asian="11pt" style:font-size-complex="11pt"/>
    </style:style>
    <style:style style:name="T11" style:family="text">
      <style:text-properties fo:color="#ff0000" style:font-name="arial" fo:font-size="26pt" style:font-size-asian="26pt" style:font-size-complex="26pt"/>
    </style:style>
    <style:style style:name="T12" style:family="text">
      <style:text-properties fo:color="#ff0000" style:font-name="arial" fo:font-size="26pt" officeooo:rsid="001704bc" style:font-size-asian="26pt" style:font-size-complex="26pt"/>
    </style:style>
    <style:style style:name="T13" style:family="text">
      <style:text-properties style:font-name="MathJax_Fraktur" fo:font-size="18pt" style:font-size-asian="18pt" style:font-size-complex="18pt"/>
    </style:style>
    <style:style style:name="T14" style:family="text">
      <style:text-properties style:font-name="MathJax_Fraktur" fo:font-size="18pt" officeooo:rsid="001704bc" style:font-size-asian="18pt" style:font-size-complex="18pt"/>
    </style:style>
    <style:style style:name="T15" style:family="text">
      <style:text-properties style:font-name="MathJax_Fraktur" fo:font-size="26pt" style:font-size-asian="26pt" style:font-size-complex="26pt"/>
    </style:style>
    <style:style style:name="T16" style:family="text">
      <style:text-properties style:font-name="MathJax_Fraktur" fo:font-size="26pt" officeooo:rsid="001704bc" style:font-size-asian="26pt" style:font-size-complex="26pt"/>
    </style:style>
    <style:style style:name="T17" style:family="text">
      <style:text-properties style:font-name="MathJax_Fraktur" fo:font-size="24pt" style:font-size-asian="24pt" style:font-size-complex="24pt"/>
    </style:style>
    <style:style style:name="T18" style:family="text">
      <style:text-properties style:font-name="MathJax_Fraktur" fo:font-size="24pt" officeooo:rsid="001704bc" style:font-size-asian="24pt" style:font-size-complex="24pt"/>
    </style:style>
    <style:style style:name="T19" style:family="text">
      <style:text-properties style:font-name="MathJax_Fraktur" fo:font-size="22pt" officeooo:rsid="001704bc" style:font-size-asian="22pt" style:font-size-complex="22pt"/>
    </style:style>
    <style:style style:name="T20" style:family="text">
      <style:text-properties style:font-name="MathJax_Fraktur" fo:font-size="20pt" style:font-size-asian="20pt" style:font-size-complex="20pt"/>
    </style:style>
    <style:style style:name="T21" style:family="text">
      <style:text-properties style:font-name="aakar" fo:font-size="22pt" officeooo:rsid="001704bc" style:font-size-asian="22pt" style:font-size-complex="22pt"/>
    </style:style>
    <style:style style:name="T22" style:family="text">
      <style:text-properties style:font-name="arial" fo:font-size="26pt" style:font-size-asian="26pt" style:font-size-complex="26pt"/>
    </style:style>
    <style:style style:name="T23" style:family="text">
      <style:text-properties style:font-name="arial" fo:font-size="26pt" officeooo:rsid="001704bc" style:font-size-asian="26pt" style:font-size-complex="26pt"/>
    </style:style>
    <style:style style:name="T24" style:family="text">
      <style:text-properties style:font-name="arial" fo:font-size="22pt" style:font-size-asian="22pt" style:font-size-complex="22pt"/>
    </style:style>
    <style:style style:name="T25" style:family="text">
      <style:text-properties style:font-name="arial" fo:font-size="22pt" officeooo:rsid="001704bc" style:font-size-asian="22pt" style:font-size-complex="22pt"/>
    </style:style>
    <style:style style:name="T26" style:family="text"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<text:s text:c="30"/></text:span><text:span text:style-name="T16"><text:s text:c="2"/></text:span><text:span text:style-name="T23"><text:s text:c="2"/></text:span><text:span text:style-name="T12">Guía de alimentación para menores de un a</text:span><text:span text:style-name="T11">ñ</text:span><text:span text:style-name="T12">o</text:span></text:p>
      <text:p text:style-name="P4"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C"/>
        <table:table-column table:style-name="Table1.H"/>
        <table:table-row>
          <table:table-cell table:style-name="Table1.A1" office:value-type="string">
            <text:p text:style-name="P5">0-6</text:p>
            <text:p text:style-name="P5">meses</text:p>
          </table:table-cell>
          <table:table-cell table:style-name="Table1.A1" office:value-type="string">
            <text:p text:style-name="P5">6-7</text:p>
            <text:p text:style-name="P5">meses</text:p>
          </table:table-cell>
          <table:table-cell table:style-name="Table1.A1" office:value-type="string">
            <text:p text:style-name="P5">7-8</text:p>
            <text:p text:style-name="P5">meses</text:p>
          </table:table-cell>
          <table:table-cell table:style-name="Table1.A1" office:value-type="string">
            <text:p text:style-name="P5">8-9</text:p>
            <text:p text:style-name="P5">meses</text:p>
          </table:table-cell>
          <table:table-cell table:style-name="Table1.A1" office:value-type="string">
            <text:p text:style-name="P5">9-10</text:p>
            <text:p text:style-name="P5">meses</text:p>
          </table:table-cell>
          <table:table-cell table:style-name="Table1.A1" office:value-type="string">
            <text:p text:style-name="P5">10-11</text:p>
            <text:p text:style-name="P5">meses</text:p>
          </table:table-cell>
          <table:table-cell table:style-name="Table1.A1" office:value-type="string">
            <text:p text:style-name="P5">11-12</text:p>
            <text:p text:style-name="P5">meses</text:p>
          </table:table-cell>
          <table:table-cell table:style-name="Table1.H1" office:value-type="string">
            <text:p text:style-name="P5">M;as de 12</text:p>
            <text:p text:style-name="P5">meses</text:p>
          </table:table-cell>
        </table:table-row>
        <table:table-row>
          <table:table-cell table:style-name="Table1.A2" office:value-type="string">
            <text:p text:style-name="P5">L<text:line-break/>A<text:line-break/>C<text:line-break/>T<text:line-break/>T<text:line-break/>A<text:line-break/>N<text:line-break/>C<text:line-break/>I<text:line-break/>A</text:p>
            <text:p text:style-name="P5"/>
            <text:p text:style-name="P5">M</text:p>
            <text:p text:style-name="P5">A<text:line-break/>T<text:line-break/>E<text:line-break/>R<text:line-break/>N</text:p>
            <text:p text:style-name="P5">A<text:line-break/><text:line-break/>E<text:line-break/>X<text:line-break/>C<text:line-break/>L<text:line-break/>U<text:line-break/>S<text:line-break/>I<text:line-break/>V<text:line-break/>A</text:p>
          </table:table-cell>
          <table:table-cell table:style-name="Table1.A2" office:value-type="string">
            <text:p text:style-name="P6">Lactancia Materna</text:p>
            <text:p text:style-name="P6"/>
            <text:p text:style-name="P10"><text:span text:style-name="T9">Jugos de frutas no c</text:span><text:span text:style-name="T8">í</text:span><text:span text:style-name="T9">tricas y vegetales:</text:span></text:p>
            <text:p text:style-name="P6"/>
            <text:p text:style-name="P10"><text:span text:style-name="T2">Guayaba, Mamey, Fruta Bomba, Platano, Tamarindo, Mel</text:span>ó<text:span text:style-name="T2">n, Mango, Tomate</text:span></text:p>
            <text:p text:style-name="P8"/>
            <text:p text:style-name="P7">Pures de frutas y vegetales en conserva(Compotas)</text:p>
            <text:p text:style-name="P7"/>
            <text:p text:style-name="P7"><text:s/>Pures de frutas, viandas y vegetales:</text:p>
            <text:p text:style-name="P7"><text:s/><text:span text:style-name="T1"><text:s/></text:span></text:p>
            <text:p text:style-name="P7"><text:span text:style-name="T1">Papa</text:span></text:p>
            <text:p text:style-name="P7"><text:span text:style-name="T1">Platano</text:span></text:p>
            <text:p text:style-name="P7"><text:span text:style-name="T1">Malanga</text:span></text:p>
            <text:p text:style-name="P7"><text:span text:style-name="T1">Boniato</text:span></text:p>
            <text:p text:style-name="P7"><text:span text:style-name="T1">Yuca</text:span></text:p>
            <text:p text:style-name="P7"><text:span text:style-name="T1">Calabaza</text:span></text:p>
            <text:p text:style-name="P6"/>
            <text:p text:style-name="P6"><text:s/></text:p>
          </table:table-cell>
          <table:table-cell table:style-name="Table1.A2" office:value-type="string">
            <text:p text:style-name="P6">Lactancia Materna</text:p>
            <text:p text:style-name="P6"/>
            <text:p text:style-name="P7">Cereales sin gluten: </text:p>
            <text:p text:style-name="P10"><text:span text:style-name="T2">Arros, avena y ma</text:span><text:span text:style-name="T1">í</text:span><text:span text:style-name="T2">z</text:span><text:span text:style-name="T10"> </text:span></text:p>
            <text:p text:style-name="P7"/>
            <text:p text:style-name="P7">Verduras:</text:p>
            <text:p text:style-name="P8">Acelga, Habichuela, Chayote</text:p>
            <text:p text:style-name="P8"/>
            <text:p text:style-name="P7"/>
            <text:p text:style-name="P7">Leguminosas:</text:p>
            <text:p text:style-name="P8">Lentejas</text:p>
            <text:p text:style-name="P8">Frijoles negros, colorados, bayos</text:p>
            <text:p text:style-name="P9">Chícharos</text:p>
            <text:p text:style-name="P8"/>
            <text:p text:style-name="P8"/>
            <text:p text:style-name="P8"/>
            <text:p text:style-name="P7">Oleaginosas:</text:p>
            <text:p text:style-name="P10"><text:span text:style-name="T2">Acetes vegetales de man</text:span>í<text:span text:style-name="T2">, soya, girasol</text:span></text:p>
          </table:table-cell>
          <table:table-cell table:style-name="Table1.A2" office:value-type="string">
            <text:p text:style-name="P6">Lactancia Materna</text:p>
            <text:p text:style-name="P6"/>
            <text:p text:style-name="P7">Carnes:</text:p>
            <text:p text:style-name="P8">Res, pollo y otras aves, carnero, caballo, pescado </text:p>
            <text:p text:style-name="P10"><text:span text:style-name="T2">Viceras: H</text:span>í<text:span text:style-name="T2">gado</text:span></text:p>
            <text:p text:style-name="P8"/>
            <text:p text:style-name="P8"/>
            <text:p text:style-name="P7"/>
            <text:p text:style-name="P7">Yema de huevo</text:p>
            <text:p text:style-name="P7"/>
            <text:p text:style-name="P7">Cereales con gluten:</text:p>
            <text:p text:style-name="P8">Trigo: Pan, galletas, Pastas alimenticias: Coditos, espaguetis, fideos.</text:p>
            <text:p text:style-name="P8"/>
            <text:p text:style-name="P7"><text:s/>Jugos y pures de frutas citricas:</text:p>
            <text:p text:style-name="P10"><text:span text:style-name="T2">Naranja, lim</text:span>ó<text:span text:style-name="T2">n, lima, toronja, pina y fresas</text:span></text:p>
            <text:p text:style-name="P8"/>
            <text:p text:style-name="P7"/>
            <text:p text:style-name="P7"/>
            <text:p text:style-name="P7"/>
          </table:table-cell>
          <table:table-cell table:style-name="Table1.A2" office:value-type="string">
            <text:p text:style-name="P6">Lactancia Materna</text:p>
            <text:p text:style-name="P6"/>
            <text:p text:style-name="P7">Otras carnes: </text:p>
            <text:p text:style-name="P7">Cerdo Magra</text:p>
            <text:p text:style-name="P7"/>
            <text:p text:style-name="P7"/>
            <text:p text:style-name="P7">Frutas y Vegetales en trocitos</text:p>
            <text:p text:style-name="P7"/>
            <text:p text:style-name="P7"/>
            <text:p text:style-name="P7">Helados</text:p>
            <text:p text:style-name="P7"><text:s/><text:span text:style-name="T1">(sin clara de huevo)</text:span></text:p>
            <text:p text:style-name="P7"><text:span text:style-name="T1"/></text:p>
            <text:p text:style-name="P7"/>
            <text:p text:style-name="P8">Arros con leche</text:p>
            <text:p text:style-name="P8"/>
            <text:p text:style-name="P10"><text:span text:style-name="T2">Natillas, flan y pud</text:span>í<text:span text:style-name="T2">n (sin clara de huevo )</text:span></text:p>
          </table:table-cell>
          <table:table-cell table:style-name="Table1.A2" office:value-type="string">
            <text:p text:style-name="P6">Lactancia Materna</text:p>
            <text:p text:style-name="P6"/>
            <text:p text:style-name="P7">Mantequillas </text:p>
            <text:p text:style-name="P7"/>
            <text:p text:style-name="P7"/>
            <text:p text:style-name="P10"><text:span text:style-name="T10">Jud</text:span><text:span text:style-name="T8">í</text:span><text:span text:style-name="T10">as y garbanzos </text:span></text:p>
          </table:table-cell>
          <table:table-cell table:style-name="Table1.A2" office:value-type="string">
            <text:p text:style-name="P6">Lactancia Materna</text:p>
            <text:p text:style-name="P6"/>
            <text:p text:style-name="P7">Queso crema </text:p>
            <text:p text:style-name="P7"/>
            <text:p text:style-name="P7"/>
            <text:p text:style-name="P7">Gelatina</text:p>
          </table:table-cell>
          <table:table-cell table:style-name="Table1.H2" office:value-type="string">
            <text:p text:style-name="P6">Lactancia Materna</text:p>
            <text:p text:style-name="P6"/>
            <text:p text:style-name="P8">Huevo completo </text:p>
            <text:p text:style-name="P8"/>
            <text:p text:style-name="P10"><text:span text:style-name="T2">Jam</text:span>ó<text:span text:style-name="T2">n </text:span></text:p>
            <text:p text:style-name="P8"/>
            <text:p text:style-name="P8">Otros quesos </text:p>
            <text:p text:style-name="P8"/>
            <text:p text:style-name="P8"><text:s/>Chocolate</text:p>
            <text:p text:style-name="P8"/>
            <text:p text:style-name="P8">Remolacha </text:p>
            <text:p text:style-name="P8">Aguacate</text:p>
            <text:p text:style-name="P8"><text:s/>Pepino</text:p>
            <text:p text:style-name="P8">Col</text:p>
            <text:p text:style-name="P8">Coliflor</text:p>
            <text:p text:style-name="P8">Espinaca </text:p>
            <text:p text:style-name="P8">Zanahoria</text:p>
            <text:p text:style-name="P8">Nabo</text:p>
            <text:p text:style-name="P8">Kimbombo</text:p>
            <text:p text:style-name="P8"/>
            <text:p text:style-name="P8"/>
            <text:p text:style-name="P10"><text:span text:style-name="T2"><text:s/>Alimentos frí</text:span><text:span text:style-name="T3">t</text:span><text:span text:style-name="T2">os</text:span></text:p>
            <text:p text:style-name="P8"><text:s/>Carnes enlatadas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MathJax_Fraktur" svg:font-family="MathJax_Fraktur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2:02:51.494174651</meta:creation-date>
    <dc:date>2017-01-11T12:59:16.218289615</dc:date>
    <meta:editing-duration>PT18M12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84" meta:word-count="216" meta:character-count="1341" meta:non-whitespace-character-count="1149"/>
  </office:meta>
</office:document-meta>
</file>